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6.6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  <style:text-properties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5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c :</text:p>
          </table:table-cell>
          <table:table-cell table:style-name="Table1.B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5"><text:text-input text:description="&lt;/if&gt;">&lt;/if&gt;</text:text-input></text:p>
      <text:p text:style-name="P5"/>
      <text:p text:style-name="P5"><text:text-input text:description="&lt;o.meeting_id.chief_complaint&gt;">&lt;o.meeting_id.chief_complaint&gt;</text:text-input></text:p>
      <text:p text:style-name="P5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/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soft-page-break/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2">OD :</text:p>
      <text:p text:style-name="P2"><text:text-input text:description="&lt;if test=&quot;o.color_or&quot;&gt;">&lt;if test="o.color_or"&gt;</text:text-input>Clichés couleurs : <text:text-input text:description="&lt;o.color_or&gt;">&lt;o.color_or&gt;</text:text-input><text:text-input text:description="&lt;/if&gt;">&lt;/if&gt;</text:text-input> </text:p>
      <text:p text:style-name="P2"><text:text-input text:description="&lt;if test=&quot;o.fa_or&quot;&gt;">&lt;if test="o.fa_or"&gt;</text:text-input>Clichés angiographiques : <text:text-input text:description="&lt;o.fa_or&gt;">&lt;o.fa_or&gt;</text:text-input><text:text-input text:description="&lt;/if&gt;">&lt;/if&gt;</text:text-input> </text:p>
      <text:p text:style-name="P2">OG :</text:p>
      <text:p text:style-name="P2"><text:text-input text:description="&lt;if test=&quot;o.color_os&quot;&gt;">&lt;if test="o.color_os"&gt;</text:text-input>Clichés couleurs : <text:text-input text:description="&lt;o.color_os&gt;">&lt;o.color_os&gt;</text:text-input><text:text-input text:description="&lt;/if&gt;">&lt;/if&gt;</text:text-input> </text:p>
      <text:p text:style-name="P2"><text:text-input text:description="&lt;if test=&quot;o.fa_os&quot;&gt;">&lt;if test="o.fa_os"&gt;</text:text-input>Clichés angiographiques : <text:text-input text:description="&lt;o.fa_os&gt;">&lt;o.fa_os&gt;</text:text-input><text:text-input text:description="&lt;/if&gt;">&lt;/if&gt;</text:text-input> </text:p>
      <text:p text:style-name="P2">Conclusion :</text:p>
      <text:p text:style-name="P2">OD :<text:text-input text:description="&lt;if test=&quot;o.cc_or&quot;&gt;">&lt;if test="o.cc_or"&gt;</text:text-input><text:text-input text:description="&lt;o.cc_or&gt;">&lt;o.cc_or&gt;</text:text-input><text:text-input text:description="&lt;/if&gt;">&lt;/if&gt;</text:text-input></text:p>
      <text:p text:style-name="P2">OG :<text:text-input text:description="&lt;if test=&quot;o.cc_os&quot;&gt;">&lt;if test="o.cc_os"&gt;</text:text-input><text:text-input text:description="&lt;o.cc_os&gt;">&lt;o.cc_os&gt;</text:text-input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4-09T15:12:40</dc:date>
    <meta:editing-duration>P1DT17H22M35S</meta:editing-duration>
    <meta:editing-cycles>205</meta:editing-cycles>
    <dc:creator>L. FRANCOIS</dc:creator>
    <meta:document-statistic meta:table-count="2" meta:image-count="0" meta:object-count="0" meta:page-count="3" meta:paragraph-count="106" meta:word-count="373" meta:character-count="3756" meta:non-whitespace-character-count="3476"/>
  </office:meta>
</office:document-meta>
</file>